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24.42mm" fo:margin-left="35.88mm" table:align="left" style:writing-mode="lr-tb"/>
    </style:style>
    <style:style style:name="Table1.A" style:family="table-column">
      <style:table-column-properties style:column-width="81.76mm"/>
    </style:style>
    <style:style style:name="Table1.B" style:family="table-column">
      <style:table-column-properties style:column-width="18.64mm"/>
    </style:style>
    <style:style style:name="Table1.C" style:family="table-column">
      <style:table-column-properties style:column-width="24.02mm"/>
    </style:style>
    <style:style style:name="Table1.1" style:family="table-row">
      <style:table-row-properties style:row-height="4.76mm"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-left="0.5pt solid #000001" fo:border-right="0.5pt solid #000001" fo:border-top="0.5pt solid #000001" fo:border-bottom="none">
        <style:background-image/>
      </style:table-cell-properties>
    </style:style>
    <style:style style:name="Table1.B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1.2" style:family="table-row">
      <style:table-row-properties style:row-height="28.08mm" fo:keep-together="auto"/>
    </style:style>
    <style:style style:name="Table1.B2" style:family="table-cell">
      <style:table-cell-properties fo:background-color="#ffffff" fo:padding-left="1.91mm" fo:padding-right="1.91mm" fo:padding-top="0mm" fo:padding-bottom="0mm" fo:border-left="none" fo:border-right="0.5pt solid #000001" fo:border-top="none" fo:border-bottom="none">
        <style:background-image/>
      </style:table-cell-properties>
    </style:style>
    <style:style style:name="Table1.C2" style:family="table-cell">
      <style:table-cell-properties fo:background-color="#ffffff" fo:padding-left="1.91mm" fo:padding-right="1.91mm" fo:padding-top="0mm" fo:padding-bottom="0mm" fo:border-left="0.5pt solid #000001" fo:border-right="none" fo:border-top="none" fo:border-bottom="0.5pt solid #000001">
        <style:background-image/>
      </style:table-cell-properties>
    </style:style>
    <style:style style:name="Table1.3" style:family="table-row">
      <style:table-row-properties style:row-height="0.95mm" fo:keep-together="auto"/>
    </style:style>
    <style:style style:name="Table1.B3" style:family="table-cell">
      <style:table-cell-properties fo:background-color="#ffffff" fo:padding-left="1.91mm" fo:padding-right="1.91mm" fo:padding-top="0mm" fo:padding-bottom="0mm" fo:border-left="0.5pt solid #000001" fo:border-right="none" fo:border-top="none" fo:border-bottom="none">
        <style:background-image/>
      </style:table-cell-properties>
    </style:style>
    <style:style style:name="Table1.C3" style:family="table-cell">
      <style:table-cell-properties fo:background-color="#ffffff" fo:padding-left="1.91mm" fo:padding-right="1.91mm" fo:padding-top="0mm" fo:padding-bottom="0mm" fo:border-left="none" fo:border-right="0.5pt solid #000001" fo:border-top="0.5pt solid #000001" fo:border-bottom="none">
        <style:background-image/>
      </style:table-cell-properties>
    </style:style>
    <style:style style:name="Table4" style:family="table">
      <style:table-properties style:width="175.33mm" table:align="margins" style:writing-mode="lr-tb"/>
    </style:style>
    <style:style style:name="Table4.A" style:family="table-column">
      <style:table-column-properties style:column-width="87.67mm" style:rel-column-width="32767*"/>
    </style:style>
    <style:style style:name="Table4.B" style:family="table-column">
      <style:table-column-properties style:column-width="87.67mm" style:rel-column-width="32768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4.84mm" fo:margin-left="-1.91mm" table:align="left" style:writing-mode="lr-tb"/>
    </style:style>
    <style:style style:name="Table2.A" style:family="table-column">
      <style:table-column-properties style:column-width="137.92mm"/>
    </style:style>
    <style:style style:name="Table2.B" style:family="table-column">
      <style:table-column-properties style:column-width="26.92mm"/>
    </style:style>
    <style:style style:name="Table2.1" style:family="table-row">
      <style:table-row-properties style:row-height="28.31mm" fo:keep-together="auto"/>
    </style:style>
    <style:style style:name="Table2.A1" style:family="table-cell">
      <style:table-cell-properties fo:background-color="#ffffff" fo:padding-left="1.91mm" fo:padding-right="1.91mm" fo:padding-top="0mm" fo:padding-bottom="0mm" fo:border-left="none" fo:border-right="0.5pt solid #000001" fo:border-top="none" fo:border-bottom="none">
        <style:background-image/>
      </style:table-cell-properties>
    </style:style>
    <style:style style:name="Table2.B1" style:family="table-cell">
      <style:table-cell-properties fo:background-color="#ffffff" fo:padding-left="1.91mm" fo:padding-right="1.91mm" fo:padding-top="0mm" fo:padding-bottom="0mm" fo:border-left="0.5pt solid #000001" fo:border-right="none" fo:border-top="none" fo:border-bottom="0.5pt solid #000001">
        <style:background-image/>
      </style:table-cell-properties>
    </style:style>
    <style:style style:name="Table2.2" style:family="table-row">
      <style:table-row-properties style:row-height="5.49mm" fo:keep-together="auto"/>
    </style:style>
    <style:style style:name="Table2.A2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" style:family="paragraph" style:parent-style-name="Standard">
      <style:paragraph-properties fo:margin-left="0mm" fo:margin-right="0mm" fo:margin-top="0mm" fo:margin-bottom="0mm" style:line-height-at-least="1.76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P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4" style:family="paragraph" style:parent-style-name="Standard">
      <style:paragraph-properties fo:margin-left="0mm" fo:margin-right="0mm" fo:margin-top="1.27mm" fo:margin-bottom="0mm" style:line-height-at-least="1.76mm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2.54mm" fo:margin-bottom="0mm" fo:line-height="85%" fo:text-align="start" style:justify-single-word="false" fo:text-indent="0mm" style:auto-text-indent="false">
        <style:tab-stops>
          <style:tab-stop style:position="12.7mm"/>
          <style:tab-stop style:position="70.4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0mm" fo:margin-top="2.54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3.5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8" style:family="paragraph" style:parent-style-name="Standard">
      <style:paragraph-properties fo:margin-left="0mm" fo:margin-right="0mm" fo:margin-top="10.16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6.11mm" style:type="right"/>
        </style:tab-stops>
      </style:paragraph-properties>
    </style:style>
    <style:style style:name="P9" style:family="paragraph" style:parent-style-name="Standard">
      <style:paragraph-properties fo:margin-left="0mm" fo:margin-right="0mm" fo:margin-top="9.53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6.11mm" style:type="right"/>
        </style:tab-stops>
      </style:paragraph-properties>
    </style:style>
    <style:style style:name="P10" style:family="paragraph" style:parent-style-name="Standard">
      <style:paragraph-properties fo:margin-left="0mm" fo:margin-right="0mm" fo:margin-top="1.91mm" fo:margin-bottom="5.08mm" style:line-height-at-least="1.76mm" fo:text-align="start" style:justify-single-word="false" fo:text-indent="0mm" style:auto-text-indent="false">
        <style:tab-stops>
          <style:tab-stop style:position="12.7mm"/>
          <style:tab-stop style:position="17.52mm"/>
          <style:tab-stop style:position="66.29mm"/>
          <style:tab-stop style:position="109.27mm"/>
          <style:tab-stop style:position="166.11mm" style:type="right"/>
        </style:tab-stops>
      </style:paragraph-properties>
    </style:style>
    <style:style style:name="P11" style:family="paragraph" style:parent-style-name="Standard">
      <style:paragraph-properties fo:margin-left="0mm" fo:margin-right="0mm" fo:margin-top="5.08mm" fo:margin-bottom="0mm" style:line-height-at-least="1.76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2" style:family="paragraph" style:parent-style-name="Standard">
      <style:paragraph-properties fo:margin-left="0mm" fo:margin-right="0mm" fo:margin-top="7.62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6.11mm" style:type="right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6" style:family="paragraph" style:parent-style-name="Standard">
      <style:paragraph-properties fo:margin-top="0mm" fo:margin-bottom="0.92mm" fo:line-height="0.35mm"/>
    </style:style>
    <style:style style:name="P17" style:family="paragraph" style:parent-style-name="Standard">
      <style:paragraph-properties fo:margin-left="1.27mm" fo:margin-right="0mm" fo:margin-top="5.08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67.38mm" style:type="right"/>
        </style:tab-stops>
      </style:paragraph-properties>
    </style:style>
    <style:style style:name="P18" style:family="paragraph" style:parent-style-name="Standard">
      <style:paragraph-properties fo:margin-left="0mm" fo:margin-right="8.89mm" fo:margin-top="2.54mm" fo:margin-bottom="0mm" fo:line-height="150%" fo:text-align="start" style:justify-single-word="false" fo:text-indent="0mm" style:auto-text-indent="false">
        <style:tab-stops>
          <style:tab-stop style:position="12.7mm"/>
          <style:tab-stop style:position="166.11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3.81mm" fo:margin-right="0mm" fo:margin-top="10.8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20.74mm"/>
          <style:tab-stop style:position="152.63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3.81mm" fo:margin-right="0mm" fo:margin-top="1.91mm" fo:margin-bottom="5.08mm" style:line-height-at-least="1.76mm" fo:text-align="start" style:justify-single-word="false" fo:text-indent="0mm" style:auto-text-indent="false">
        <style:tab-stops>
          <style:tab-stop style:position="12.7mm"/>
          <style:tab-stop style:position="25.75mm"/>
          <style:tab-stop style:position="39.02mm"/>
          <style:tab-stop style:position="63.15mm"/>
          <style:tab-stop style:position="75.6mm"/>
          <style:tab-stop style:position="95.41mm"/>
          <style:tab-stop style:position="105.96mm"/>
          <style:tab-stop style:position="119.54mm"/>
          <style:tab-stop style:position="142.4mm"/>
          <style:tab-stop style:position="172.88mm" style:type="right"/>
        </style:tab-stops>
      </style:paragraph-properties>
    </style:style>
    <style:style style:name="P21" style:family="paragraph" style:parent-style-name="Standard">
      <style:paragraph-properties fo:margin-left="3.81mm" fo:margin-right="0mm" fo:margin-top="10.16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45.12mm" style:leader-style="dotted" style:leader-text="."/>
          <style:tab-stop style:position="139.1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3.81mm" fo:margin-right="0mm" fo:margin-top="9.53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72.74mm" style:type="right"/>
        </style:tab-stops>
      </style:paragraph-properties>
    </style:style>
    <style:style style:name="P23" style:family="paragraph" style:parent-style-name="Standard">
      <style:paragraph-properties fo:margin-left="3.81mm" fo:margin-right="0mm" fo:margin-top="2.54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72.74mm" style:type="right"/>
        </style:tab-stops>
      </style:paragraph-properties>
    </style:style>
    <style:style style:name="P24" style:family="paragraph" style:parent-style-name="Standard">
      <style:paragraph-properties fo:margin-left="3.81mm" fo:margin-right="0mm" fo:margin-top="1.91mm" fo:margin-bottom="15.88mm" style:line-height-at-least="1.76mm" fo:text-align="start" style:justify-single-word="false" fo:text-indent="0mm" style:auto-text-indent="false">
        <style:tab-stops>
          <style:tab-stop style:position="12.7mm"/>
          <style:tab-stop style:position="72.74mm" style:type="right"/>
        </style:tab-stops>
      </style:paragraph-properties>
    </style:style>
    <style:style style:name="P25" style:family="paragraph" style:parent-style-name="Standard" style:master-page-name="">
      <style:paragraph-properties fo:margin-left="3.81mm" fo:margin-right="0mm" fo:margin-top="0mm" fo:margin-bottom="0mm" style:line-height-at-least="1.76mm" fo:text-align="start" style:justify-single-word="false" fo:text-indent="0mm" style:auto-text-indent="false" style:page-number="auto" fo:break-before="auto" fo:break-after="auto"/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P26" style:family="paragraph" style:parent-style-name="Standard">
      <style:paragraph-properties fo:margin-left="3.81mm" fo:margin-right="0mm" fo:margin-top="3.81mm" fo:margin-bottom="0mm" style:line-height-at-least="1.76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7" style:family="paragraph" style:parent-style-name="Standard">
      <style:paragraph-properties fo:margin-left="3.81mm" fo:margin-right="0mm" fo:margin-top="6.99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72.88mm" style:type="right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8" style:family="paragraph" style:parent-style-name="Standard">
      <style:paragraph-properties fo:margin-left="3.81mm" fo:margin-right="0mm" fo:margin-top="0.64mm" fo:margin-bottom="0mm" style:line-height-at-least="1.76mm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P29" style:family="paragraph" style:parent-style-name="Standard">
      <style:paragraph-properties fo:margin-left="3.81mm" fo:margin-right="3.81mm" fo:margin-top="2.54mm" fo:margin-bottom="0mm" fo:line-height="150%" fo:text-align="start" style:justify-single-word="false" fo:text-indent="0mm" style:auto-text-indent="false">
        <style:tab-stops>
          <style:tab-stop style:position="12.7mm"/>
          <style:tab-stop style:position="172.88mm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margin-left="3.81mm" fo:margin-right="90.17mm" fo:margin-top="0mm" fo:margin-bottom="0mm" style:line-height-at-least="1.76mm" fo:text-align="start" style:justify-single-word="false" fo:text-indent="0mm" style:auto-text-indent="false"/>
    </style:style>
    <style:style style:name="P31" style:family="paragraph" style:parent-style-name="Standard">
      <style:paragraph-properties fo:margin-left="140.97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32" style:family="paragraph" style:parent-style-name="Standard">
      <style:paragraph-properties fo:margin-left="71.12mm" fo:margin-right="0mm" fo:margin-top="0.6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33" style:family="paragraph" style:parent-style-name="Standard">
      <style:paragraph-properties fo:margin-left="71.12mm" fo:margin-right="0mm" fo:margin-top="6.35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34" style:family="paragraph" style:parent-style-name="Standard">
      <style:paragraph-properties fo:margin-left="66.04mm" fo:margin-right="0mm" fo:margin-top="5.72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margin-left="0mm" fo:margin-right="66.55mm" fo:margin-top="0mm" fo:margin-bottom="0mm" style:line-height-at-least="1.76mm" fo:text-align="end" style:justify-single-word="false" fo:text-indent="0mm" style:auto-text-indent="false"/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P37" style:family="paragraph" style:parent-style-name="Standard">
      <style:paragraph-properties fo:margin-left="74.93mm" fo:margin-right="0mm" fo:margin-top="0.64mm" fo:margin-bottom="0mm" fo:line-height="8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3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40" style:family="paragraph" style:parent-style-name="Standard">
      <style:paragraph-properties fo:margin-left="-0.05mm" fo:margin-right="1.8mm" fo:margin-top="0.64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41" style:family="paragraph" style:parent-style-name="Standard" style:master-page-name="Standard">
      <style:paragraph-properties fo:margin-top="0.04mm" fo:margin-bottom="0mm" fo:line-height="0.35mm" style:page-number="auto"/>
    </style:style>
    <style:style style:name="P42" style:family="paragraph" style:parent-style-name="Standard" style:list-style-name="WWNum1">
      <style:paragraph-properties fo:margin-left="1.27mm" fo:margin-right="0mm" fo:margin-top="10.8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5.24mm" style:type="char" style:char="."/>
          <style:tab-stop style:position="141.02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43" style:family="paragraph" style:parent-style-name="Standard" style:list-style-name="WWNum1">
      <style:paragraph-properties fo:margin-left="1.27mm" fo:margin-right="0mm" fo:margin-top="10.16mm" fo:margin-bottom="0mm" style:line-height-at-least="1.76mm" fo:text-align="start" style:justify-single-word="false" fo:text-indent="0mm" style:auto-text-indent="false">
        <style:tab-stops>
          <style:tab-stop style:position="12.7mm"/>
          <style:tab-stop style:position="15.24mm" style:type="char" style:char="."/>
        </style:tab-stops>
      </style:paragraph-properties>
      <style:text-properties fo:color="#000000" style:text-line-through-style="none" style:text-position="0% 100%" style:font-name="Times New Roman" fo:font-size="12pt" fo:letter-spacing="0.11mm" fo:language="en" fo:country="US" style:font-size-asian="12pt" style:text-scale="105%"/>
    </style:style>
    <style:style style:name="P44" style:family="paragraph" style:parent-style-name="Standard">
      <style:paragraph-properties fo:margin-left="0mm" fo:margin-right="0mm" fo:margin-top="1.91mm" fo:margin-bottom="7.62mm" style:line-height-at-least="1.76mm" fo:text-align="start" style:justify-single-word="false" fo:text-indent="0mm" style:auto-text-indent="false">
        <style:tab-stops>
          <style:tab-stop style:position="12.7mm"/>
          <style:tab-stop style:position="124.71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P45" style:family="paragraph" style:parent-style-name="Standard">
      <style:paragraph-properties fo:margin-left="-0.05mm" fo:margin-right="1.8mm" fo:margin-top="10.16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27.5pt" fo:letter-spacing="normal" fo:language="en" fo:country="US" fo:font-weight="bold" style:font-size-asian="27.5pt" style:font-weight-asian="bold" style:text-scale="105%"/>
    </style:style>
    <style:style style:name="P46" style:family="paragraph" style:parent-style-name="Standard" style:list-style-name="WWNum2">
      <style:paragraph-properties fo:margin-left="3.81mm" fo:margin-right="3.81mm" fo:margin-top="3.81mm" fo:margin-bottom="2.54mm" fo:line-height="150%" fo:text-align="start" style:justify-single-word="false" fo:text-indent="0mm" style:auto-text-indent="false">
        <style:tab-stops>
          <style:tab-stop style:position="10.16mm" style:type="char" style:char="."/>
          <style:tab-stop style:position="12.7mm"/>
          <style:tab-stop style:position="173.07mm" style:type="right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47" style:family="paragraph" style:parent-style-name="Standard" style:list-style-name="WWNum2">
      <style:paragraph-properties fo:margin-left="3.81mm" fo:margin-right="0mm" fo:margin-top="10.8mm" fo:margin-bottom="0mm" style:line-height-at-least="1.76mm" fo:text-align="start" style:justify-single-word="false" fo:text-indent="0mm" style:auto-text-indent="false">
        <style:tab-stops>
          <style:tab-stop style:position="10.16mm" style:type="char" style:char="."/>
          <style:tab-stop style:position="12.7mm"/>
          <style:tab-stop style:position="172.88mm" style:type="right"/>
        </style:tab-stops>
      </style:paragraph-properties>
    </style:style>
    <style:style style:name="P48" style:family="paragraph" style:parent-style-name="Standard" style:list-style-name="WWNum3">
      <style:paragraph-properties fo:margin-left="3.81mm" fo:margin-right="0mm" fo:margin-top="0mm" fo:margin-bottom="0mm" style:line-height-at-least="1.76mm" fo:text-align="start" style:justify-single-word="false" fo:text-indent="0mm" style:auto-text-indent="false">
        <style:tab-stops>
          <style:tab-stop style:position="10.16mm" style:type="char" style:char="."/>
          <style:tab-stop style:position="12.7mm"/>
        </style:tab-stops>
      </style:paragraph-properties>
      <style:text-properties fo:color="#000000" style:text-line-through-style="none" style:text-position="0% 100%" style:font-name="Times New Roman" fo:font-size="9.5pt" fo:letter-spacing="-0.02mm" fo:language="en" fo:country="US" style:font-size-asian="9.5pt" style:text-scale="110%"/>
    </style:style>
    <style:style style:name="P49" style:family="paragraph" style:parent-style-name="Standard">
      <style:paragraph-properties fo:margin-left="0.09mm" fo:margin-right="-2.35mm" fo:margin-top="0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50" style:family="paragraph" style:parent-style-name="Standard">
      <style:paragraph-properties fo:margin-left="0.09mm" fo:margin-right="-2.13mm" fo:margin-top="9.53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27.5pt" fo:letter-spacing="normal" fo:language="en" fo:country="US" fo:font-weight="bold" style:font-size-asian="27.5pt" style:font-weight-asian="bold" style:text-scale="105%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0.21mm" fo:language="en" fo:country="US" fo:font-weight="bold" style:font-size-asian="12pt" style:font-weight-asian="bold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23mm" fo:language="en" fo:country="US" fo:font-weight="bold" style:font-size-asian="12pt" style:font-weight-asian="bold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1.16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0.18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-0.6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13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14" style:family="text">
      <style:text-properties fo:color="#000000" style:text-line-through-style="none" style:text-position="0% 100%" style:font-name="Times New Roman" fo:font-size="12pt" fo:letter-spacing="-0.05mm" fo:language="en" fo:country="US" style:font-size-asian="12pt" style:text-scale="105%"/>
    </style:style>
    <style:style style:name="T15" style:family="text">
      <style:text-properties fo:color="#000000" style:text-line-through-style="none" style:text-position="0% 100%" style:font-name="Times New Roman" fo:font-size="12pt" fo:letter-spacing="0.05mm" fo:language="en" fo:country="US" style:font-size-asian="12pt" style:text-scale="105%"/>
    </style:style>
    <style:style style:name="T16" style:family="text">
      <style:text-properties fo:color="#000000" style:text-line-through-style="none" style:text-position="0% 100%" style:font-name="Times New Roman" fo:font-size="12pt" fo:letter-spacing="0.28mm" fo:language="en" fo:country="US" style:font-size-asian="12pt" style:text-scale="105%"/>
    </style:style>
    <style:style style:name="T17" style:family="text">
      <style:text-properties fo:color="#000000" style:text-line-through-style="none" style:text-position="0% 100%" style:font-name="Times New Roman" fo:font-size="12pt" fo:letter-spacing="-0.09mm" fo:language="en" fo:country="US" style:font-size-asian="12pt" style:text-scale="105%"/>
    </style:style>
    <style:style style:name="T18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19" style:family="text">
      <style:text-properties fo:color="#000000" style:text-line-through-style="none" style:text-position="0% 100%" style:font-name="Times New Roman" fo:font-size="12pt" fo:letter-spacing="0.35mm" fo:language="en" fo:country="US" style:font-size-asian="12pt" style:text-scale="105%"/>
    </style:style>
    <style:style style:name="T20" style:family="text">
      <style:text-properties fo:color="#000000" style:text-line-through-style="none" style:text-position="0% 100%" style:font-name="Times New Roman" fo:font-size="12pt" fo:letter-spacing="0.11mm" fo:language="en" fo:country="US" style:font-size-asian="12pt" style:text-scale="105%"/>
    </style:style>
    <style:style style:name="T21" style:family="text">
      <style:text-properties fo:color="#000000" style:text-line-through-style="none" style:text-position="0% 100%" style:font-name="Times New Roman" fo:font-size="12pt" fo:letter-spacing="-0.25mm" fo:language="en" fo:country="US" style:font-size-asian="12pt" style:text-scale="105%"/>
    </style:style>
    <style:style style:name="T22" style:family="text">
      <style:text-properties fo:color="#000000" style:text-line-through-style="none" style:text-position="0% 100%" style:font-name="Times New Roman" fo:font-size="12pt" fo:letter-spacing="-1.02mm" fo:language="en" fo:country="US" style:font-size-asian="12pt" style:text-scale="105%"/>
    </style:style>
    <style:style style:name="T23" style:family="text">
      <style:text-properties fo:color="#000000" style:text-line-through-style="none" style:text-position="0% 100%" style:font-name="Times New Roman" fo:font-size="3pt" fo:letter-spacing="normal" fo:language="en" fo:country="US" style:font-size-asian="3pt" style:text-scale="100%"/>
    </style:style>
    <style:style style:name="T24" style:family="text">
      <style:text-properties fo:color="#000000" style:text-line-through-style="none" style:text-position="0% 100%" style:font-name="Times New Roman" fo:font-size="9.5pt" fo:letter-spacing="-0.04mm" fo:language="en" fo:country="US" style:font-size-asian="9.5pt" style:text-scale="110%"/>
    </style:style>
    <style:style style:name="T25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T2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3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31" style:family="text">
      <style:text-properties fo:color="#000000" style:text-line-through-style="none" style:text-position="0% 100%" style:font-name="Arial" fo:font-size="3pt" fo:letter-spacing="normal" fo:language="en" fo:country="US" style:font-size-asian="3pt" style:text-scale="100%"/>
    </style:style>
    <style:style style:name="T32" style:family="text">
      <style:text-properties fo:letter-spacing="0.11mm" fo:font-weight="bold" style:font-name-asian="Calibri" style:language-asian="zh" style:country-asian="CN" style:font-weight-asian="bold" style:font-name-complex="Courier New" style:font-size-complex="12pt" style:text-scale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4"><text:span text:style-name="T1">THE COMPANIES ACT<text:line-break/></text:span><text:span text:style-name="T3">(CHAPTER 50)<text:line-break/></text:span><text:span text:style-name="T5">SECTIONS 67(1) AND (3)</text:span></text:p>
            <text:p text:style-name="P4"><text:span text:style-name="T7">STATEMENT OF AMOUNT OR RATE </text:span><text:span text:style-name="T8">OF COMMISSION AND BROKERAGE</text:span>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49">FORM</text:p>
            <text:p text:style-name="P50">26</text:p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16"/>
      <text:p text:style-name="P31">Folio No</text:p>
      <text:p text:style-name="P2">Name of Company: <text:span text:style-name="T32"><text:placeholder text:placeholder-type="text">&lt;o.name&gt;</text:placeholder></text:span></text:p>
      <text:p text:style-name="P11">Company No: <text:span text:style-name="T32"><text:placeholder text:placeholder-type="text">&lt;o.uen&gt;</text:placeholder></text:span></text:p>
      <text:p text:style-name="P32">#PART I</text:p>
      <text:p text:style-name="P34">COMMISSION</text:p>
      <text:p text:style-name="P17"><text:span text:style-name="T9">1.<text:tab/></text:span><text:span text:style-name="T10">The article of association of the abovenamed company authorising payment of</text:span></text:p>
      <text:p text:style-name="P5"><text:span text:style-name="T2">commission is article No</text:span><text:span text:style-name="T23">. <text:tab/></text:span></text:p>
      <text:p text:style-name="P8"><text:span text:style-name="T11">*2.<text:tab/></text:span><text:span text:style-name="T12">The amount agreed to be paid as commission for subscribing or agreeing to subscribe or</text:span></text:p>
      <text:p text:style-name="P6">procuring or agreeing to procure subscriptions for any shares in the company is $<text:tab/></text:p>
      <text:p text:style-name="P9"><text:span text:style-name="T11">*2.<text:tab/></text:span><text:span text:style-name="T14">The rate of commission for subscribing or agreeing to subscribe or procuring or agreeing</text:span></text:p>
      <text:p text:style-name="P18"><text:span text:style-name="T15">to procure subscriptions of any shares in the company is <text:tab/></text:span><text:span text:style-name="T16"> % of the<text:line-break/><text:line-break/></text:span><text:span text:style-name="T17">price at which the shares are issued.</text:span></text:p>
      <text:p text:style-name="P12">t3.<text:tab/>The date of the circular or notice (not being a prospectus) inviting subscription for the</text:p>
      <text:p text:style-name="P10"><text:span text:style-name="T18">shares<text:tab/></text:span><text:span text:style-name="T16">and disclosing the<text:tab/></text:span><text:span text:style-name="T19">amount or rate<text:tab/></text:span><text:span text:style-name="T20">of the<text:tab/></text:span><text:span text:style-name="T16">commission was</text:span></text:p>
      <text:list xml:id="list373204454" text:style-name="WWNum1">
        <text:list-item>
          <text:p text:style-name="P42">The date when the commission is payable is <text:tab/></text:p>
        </text:list-item>
        <text:list-item>
          <text:p text:style-name="P43">The number of shares for which persons have agreed for a commission to subscribe</text:p>
        </text:list-item>
      </text:list>
      <text:p text:style-name="P44">absolutely is <text:tab/></text:p>
      <text:p text:style-name="P4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span text:style-name="T26">Lodged in the office of the Registrar of Companies &amp; </text:span><text:span text:style-name="T27">Businesses by</text:span></text:p>
            <text:p text:style-name="P13">Name:</text:p>
            <text:p text:style-name="P7">Address:</text:p>
            <text:p text:style-name="P15"><text:span text:style-name="T29">A/c No:<text:tab/></text:span><text:span text:style-name="T28">Tel No:</text:span></text:p>
            <text:p text:style-name="P38">Fax No: </text:p>
          </table:table-cell>
          <table:table-cell table:style-name="Table4.A1" office:value-type="string">
            <text:p text:style-name="P3">For Official Use</text:p>
            <text:p text:style-name="P39"><text:span text:style-name="T30">Date of Registration: </text:span><text:span text:style-name="T28">Receipt No:</text:span></text:p>
            <text:p text:style-name="P14">Checked By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6">FORM 26 CONTINUATION SHEET 1</text:p>
          </table:table-cell>
          <table:table-cell table:style-name="Table2.B1" office:value-type="string">
            <text:p text:style-name="P40">FORM</text:p>
            <text:p text:style-name="P45">26</text:p>
          </table:table-cell>
        </table:table-row>
        <table:table-row table:style-name="Table2.2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35">Folio No</text:p>
          </table:table-cell>
        </table:table-row>
      </table:table>
      <text:p text:style-name="P16"/>
      <text:p text:style-name="P25">Name of Company: <text:span text:style-name="T32"><text:placeholder text:placeholder-type="text">&lt;o.name&gt;</text:placeholder></text:span></text:p>
      <text:p text:style-name="P26">Company No: <text:span text:style-name="T32"><text:placeholder text:placeholder-type="text">&lt;o.uen&gt;</text:placeholder></text:span></text:p>
      <text:p text:style-name="P37">APART II</text:p>
      <text:p text:style-name="P33">BROKERAGE</text:p>
      <text:list xml:id="list511331925" text:style-name="WWNum2">
        <text:list-item>
          <text:p text:style-name="P46">6.<text:tab/>The amount agreed to be paid as brokerage for subscribing or agreeing to subscribe or<text:line-break/><text:line-break/>procuring or agreeing to procure subscriptions for any shares in the abovenamed company is</text:p>
        </text:list-item>
        <text:list-item>
          <text:p text:style-name="P47"><text:span text:style-name="T2">6.<text:tab/></text:span><text:span text:style-name="T13">The rate of brokerage for subscribing or agreeing to subscribe or procuring or agreeing to</text:span></text:p>
        </text:list-item>
      </text:list>
      <text:p text:style-name="P29"><text:span text:style-name="T14">procure subscriptions for any shares in the abovenamed company is <text:tab/></text:span><text:span text:style-name="T2"> % of<text:line-break/><text:line-break/></text:span><text:span text:style-name="T13">the price at which the shares are issued.</text:span></text:p>
      <text:p text:style-name="P27">t7.<text:tab/>The date of the circular or notice (not being a prospectus) inviting subscription for the</text:p>
      <text:p text:style-name="P20"><text:span text:style-name="T18">shares<text:tab/></text:span><text:span text:style-name="T2">and<text:tab/></text:span><text:span text:style-name="T12">disclosing<text:tab/></text:span><text:span text:style-name="T2">the<text:tab/></text:span><text:span text:style-name="T4">amount<text:tab/></text:span><text:span text:style-name="T2">or<text:tab/></text:span><text:span text:style-name="T6">rate<text:tab/></text:span><text:span text:style-name="T20">of the<text:tab/></text:span><text:span text:style-name="T21">brokerage<text:tab/></text:span><text:span text:style-name="T2">was</text:span></text:p>
      <text:p text:style-name="P19"><text:span text:style-name="T22">8.<text:tab/></text:span><text:span text:style-name="T13">The date when the brokerage is payable is <text:tab/></text:span></text:p>
      <text:p text:style-name="P21"><text:span text:style-name="T4">Dated this <text:tab/></text:span><text:span text:style-name="T2">day of<text:tab/></text:span></text:p>
      <text:p text:style-name="P22"><text:span text:style-name="T4">Signature of all the directors or<text:tab/></text:span><text:span text:style-name="T31">(</text:span></text:p>
      <text:p text:style-name="P23"><text:span text:style-name="T4">proposed directors or of their<text:tab/></text:span><text:span text:style-name="T31">(</text:span></text:p>
      <text:p text:style-name="P24"><text:span text:style-name="T4">agents authorised in writing<text:tab/></text:span><text:span text:style-name="T31">(</text:span></text:p>
      <text:p text:style-name="P28"># Delete this part if inapplicable.</text:p>
      <text:p text:style-name="P30"><text:span text:style-name="T24">* Delete whichever paragraph under "2" is inapplicable. +</text:span><text:span text:style-name="T25"> Delete this paragraph if inapplicable.</text:span></text:p>
      <text:list xml:id="list207108471" text:style-name="WWNum3">
        <text:list-item>
          <text:p text:style-name="P48">Delete whichever paragraph under "6" if inapplica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7mm"/>
        </style:tab-stops>
      </style:paragraph-properties>
      <style:text-properties fo:color="#00000a" fo:font-size="11pt" fo:language="en" fo:country="US" style:font-name-asian="Droid Sans Fallback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2pt" fo:letter-spacing="-0.07mm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normal" fo:language="en" fo:country="US" style:font-size-asian="12pt" style:text-scale="105%"/>
    </style:style>
    <style:style style:name="ListLabel_20_3" style:display-name="ListLabel 3" style:family="text">
      <style:text-properties fo:color="#000000" style:text-line-through-style="none" style:text-position="0% 100%" fo:font-size="9.5pt" fo:letter-spacing="-0.02mm" fo:language="en" fo:country="US" style:font-size-asian="9.5pt" style:text-scale="110%"/>
    </style:style>
    <style:style style:name="ListLabel_20_4" style:display-name="ListLabel 4" style:family="text">
      <style:text-properties fo:color="#000000" style:text-line-through-style="none" style:text-position="0% 0%" fo:font-size="12pt" fo:letter-spacing="-0.07mm" style:font-size-asian="12pt" style:text-scale="105%"/>
    </style:style>
    <style:style style:name="ListLabel_20_5" style:display-name="ListLabel 5" style:family="text">
      <style:text-properties fo:color="#000000" style:text-line-through-style="none" style:text-position="0% 0%" fo:font-size="12pt" fo:letter-spacing="normal" style:font-size-asian="12pt" style:font-name-complex="Symbol1" style:text-scale="105%"/>
    </style:style>
    <style:style style:name="ListLabel_20_6" style:display-name="ListLabel 6" style:family="text">
      <style:text-properties fo:color="#000000" style:text-line-through-style="none" style:text-position="0% 0%" fo:font-size="9.5pt" fo:letter-spacing="-0.02mm" style:font-size-asian="9.5pt" style:font-name-complex="Symbol1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4" style:num-suffix="." style:num-format="1" text:start-value="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4mm" fo:text-indent="-6.35mm" fo:margin-left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.54mm" fo:text-indent="-6.35mm" fo:margin-left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1.77mm" fo:margin-bottom="14.29mm" fo:margin-left="22.01mm" fo:margin-right="12.88mm" style:writing-mode="lr-tb" style:layout-grid-color="#c0c0c0" style:layout-grid-lines="61" style:layout-grid-base-height="4.5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editing-duration>PT6M3S</meta:editing-duration>
    <meta:generator>LibreOffice/3.5$Linux_X86_64 LibreOffice_project/350m1$Build-2</meta:generator>
    <dc:date>2016-01-05T07:26:26</dc:date>
    <dc:creator>phung11764 </dc:creator>
    <meta:document-statistic meta:table-count="3" meta:image-count="0" meta:object-count="0" meta:page-count="2" meta:paragraph-count="49" meta:word-count="369" meta:character-count="2112" meta:non-whitespace-character-count="1778"/>
  </office:meta>
</office:document-meta>
</file>